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600000016029F8DFFDAB1A7D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Standard">
      <style:text-properties officeooo:rsid="00189818" officeooo:paragraph-rsid="00189818"/>
    </style:style>
    <style:style style:name="P2" style:family="paragraph" style:parent-style-name="Standard">
      <style:text-properties officeooo:rsid="001a843a" officeooo:paragraph-rsid="001a843a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e74a7"/>
    </style:style>
    <style:style style:name="T1" style:family="text">
      <style:text-properties officeooo:rsid="001bc9b9"/>
    </style:style>
    <style:style style:name="T2" style:family="text">
      <style:text-properties fo:font-variant="normal" fo:text-transform="none" fo:color="#1d1c1d" loext:opacity="100%" style:font-name="Slack-Lato" fo:font-size="11.25pt" fo:letter-spacing="normal" fo:font-style="italic" fo:font-weight="normal"/>
    </style:style>
    <style:style style:name="T3" style:family="text">
      <style:text-properties fo:font-variant="normal" fo:text-transform="none" fo:color="#1d1c1d" loext:opacity="100%" style:font-name="Slack-Lato" fo:font-size="11.25pt" fo:letter-spacing="normal" fo:font-style="italic" fo:font-weight="normal" officeooo:rsid="0006b288"/>
    </style:style>
    <style:style style:name="T4" style:family="text">
      <style:text-properties fo:font-variant="normal" fo:text-transform="none" fo:color="#1d1c1d" loext:opacity="100%" fo:letter-spacing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woryt – nic nie dodałem </text:p>
      <text:p text:style-name="P2">Sarenka 1<text:span text:style-name="T1">8</text:span></text:p>
      <text:p text:style-name="P2"/>
      <text:p text:style-name="P3"><text:span text:style-name="T2">"</text:span><text:span text:style-name="T3">Cześć</text:span><text:span text:style-name="T2"> , </text:span><text:span text:style-name="T3">widzę że będziesz na </text:span><text:span text:style-name="T2">E-commerce Challenge </text:span><text:span text:style-name="T3">jako prelegent</text:span><text:span text:style-name="T2">, </text:span><text:span text:style-name="T3">super, my </text:span><text:span text:style-name="T2"><text:s/>Unity Group </text:span><text:span text:style-name="T3">też tam będziemy, mnie osobiście nie będzie bo wiesz: robota, robota</text:span><text:span text:style-name="T2">. Korzystając z okazji, czy po evencie 23.05 nie miałby</text:span><text:span text:style-name="T3">ś</text:span><text:span text:style-name="T2"> ochoty spotkać się na </text:span><text:span text:style-name="T3">jakiś</text:span><text:span text:style-name="T2"> obiad/kolację </text:span><text:span text:style-name="T3">w okolicy Marriottu </text:span><text:span text:style-name="T2">aby luźno porozmawiać? Pan Wiesław Majewski oczywiście jest również mile widziany </text:span><text:span text:style-name="T4"><draw:frame draw:style-name="fr1" draw:name="Obraz1" text:anchor-type="as-char" svg:width="0.582cm" svg:height="0.582cm" draw:z-index="0"><draw:image xlink:href="Pictures/100000010000001600000016029F8DFFDAB1A7DE.png" xlink:type="simple" xlink:show="embed" xlink:actuate="onLoad" draw:mime-type="image/png"/><svg:title>:slightly_smiling_face:</svg:title></draw:frame></text:span></text:p>
      <text:p text:style-name="P3"><text:span text:style-name="T2"/></text:p>
      <text:p text:style-name="P3"><text:span text:style-name="T2">Pozdrawiam </text:span><text:span text:style-name="T3">Wojtek</text:span><text:span text:style-name="T2">!"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1:23:43.413437038</meta:creation-date>
    <dc:date>2023-05-15T13:49:47.103361256</dc:date>
    <meta:editing-duration>PT39M19S</meta:editing-duration>
    <meta:editing-cycles>4</meta:editing-cycles>
    <meta:generator>LibreOffice/7.4.3.2$Linux_X86_64 LibreOffice_project/1048a8393ae2eeec98dff31b5c133c5f1d08b890</meta:generator>
    <meta:document-statistic meta:table-count="0" meta:image-count="1" meta:object-count="0" meta:page-count="1" meta:paragraph-count="4" meta:word-count="62" meta:character-count="414" meta:non-whitespace-character-count="352"/>
  </office:meta>
</office:document-meta>
</file>